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00000001F9D432603FAF58698A.png" manifest:media-type="image/png"/>
  <manifest:file-entry manifest:full-path="Pictures/1000000100000500000002D00AF8532BD60B988C.png" manifest:media-type="image/png"/>
  <manifest:file-entry manifest:full-path="Pictures/1000000100000500000002D077F3333F44480444.png" manifest:media-type="image/png"/>
  <manifest:file-entry manifest:full-path="Pictures/10000000000004220000031AECA4AA3B54894200.png" manifest:media-type="image/png"/>
  <manifest:file-entry manifest:full-path="Pictures/100000000000033C0000026D9921FDF153E01720.png" manifest:media-type="image/png"/>
  <manifest:file-entry manifest:full-path="Pictures/10000000000002AE000001A758953108F7F06DAD.png" manifest:media-type="image/png"/>
  <manifest:file-entry manifest:full-path="Pictures/100000000000040000000240DE2356EFAA806677.jpg" manifest:media-type="image/jpeg"/>
  <manifest:file-entry manifest:full-path="Pictures/10000001000003900000029582E3D6C4DE4963BE.png" manifest:media-type="image/png"/>
  <manifest:file-entry manifest:full-path="Pictures/10000001000004330000035C9A47CBEDB56A5F0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Blueprint_20_Plans-notes">
      <style:graphic-properties draw:fill-color="#ffffff" draw:auto-grow-height="true" fo:min-height="13.364cm"/>
      <style:paragraph-properties style:writing-mode="lr-tb"/>
    </style:style>
    <style:style style:name="pr2" style:family="presentation" style:parent-style-name="Blueprint_20_Plans-outline1">
      <style:graphic-properties fo:min-height="3.65cm"/>
      <style:paragraph-properties style:writing-mode="lr-tb"/>
    </style:style>
    <style:style style:name="pr3" style:family="presentation" style:parent-style-name="Blueprint_20_Plans-notes">
      <style:graphic-properties draw:fill-color="#ffffff" fo:min-height="13.364cm"/>
      <style:paragraph-properties style:writing-mode="lr-tb"/>
    </style:style>
    <style:style style:name="P1" style:family="paragraph">
      <style:text-properties fo:font-size="18pt"/>
    </style:style>
    <style:style style:name="P2" style:family="paragraph">
      <style:paragraph-properties fo:text-align="start"/>
      <style:text-properties fo:font-size="18pt"/>
    </style:style>
    <style:style style:name="P3" style:family="paragraph">
      <style:paragraph-properties fo:text-align="start"/>
      <style:text-properties fo:font-size="18pt" fo:hyphenate="false" loext:hyphenation-no-caps="false"/>
    </style:style>
    <style:style style:name="P4" style:family="paragraph">
      <loext:graphic-properties draw:fill="none" draw:fill-color="#ffffff"/>
      <style:text-properties fo:font-size="18pt"/>
    </style:style>
    <style:style style:name="P5" style:family="paragraph">
      <loext:graphic-properties draw:fill-color="#ffffff"/>
      <style:paragraph-properties style:writing-mode="lr-tb"/>
      <style:text-properties fo:font-size="20pt"/>
    </style:style>
    <style:style style:name="P6" style:family="paragraph">
      <style:text-properties style:use-window-font-color="true" loext:opacity="0%"/>
    </style:style>
    <style:style style:name="P7" style:family="paragraph">
      <loext:graphic-properties draw:fill-color="#ffffff"/>
      <style:text-properties fo:font-size="20pt"/>
    </style:style>
    <style:style style:name="P8" style:family="paragraph">
      <style:text-properties style:use-window-font-color="true" loext:opacity="0%" fo:font-size="18pt"/>
    </style:style>
    <style:style style:name="P9" style:family="paragraph">
      <loext:graphic-properties draw:fill="none" draw:fill-color="#ffffff"/>
      <style:text-properties style:use-window-font-color="true" loext:opacity="0%" fo:font-size="18pt"/>
    </style:style>
    <style:style style:name="P10" style:family="paragraph">
      <loext:graphic-properties draw:fill-color="#ffffff"/>
    </style:style>
    <style:style style:name="P11" style:family="paragraph">
      <style:text-properties style:use-window-font-color="true" loext:opacity="0%" fo:font-size="16pt" style:font-size-asian="16pt" style:font-size-complex="16pt"/>
    </style:style>
    <style:style style:name="P12" style:family="paragraph">
      <loext:graphic-properties draw:fill="none" draw:fill-color="#ffffff"/>
      <style:text-properties style:use-window-font-color="true" loext:opacity="0%" fo:font-size="16pt" style:font-size-asian="16pt" style:font-size-complex="16pt"/>
    </style:style>
    <style:style style:name="P13" style:family="paragraph">
      <loext:graphic-properties draw:fill="none" draw:fill-color="#ffffff"/>
    </style:style>
    <style:style style:name="T1" style:family="text">
      <style:text-properties style:use-window-font-color="true" loext:opacity="0%"/>
    </style:style>
    <style:style style:name="T2" style:family="text">
      <style:text-properties style:use-window-font-color="true" loext:opacity="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0">
        <draw:frame draw:style-name="gr1" draw:text-style-name="P4" draw:layer="layout" svg:width="17.78cm" svg:height="15.182cm" svg:x="5.715cm" svg:y="0.058cm">
          <draw:text-box>
            <text:p text:style-name="P1">Introduction</text:p>
            <text:p text:style-name="P1"/>
            <text:list text:style-name="L2">
              <text:list-item>
                <text:p text:style-name="P2">Welcome </text:p>
              </text:list-item>
              <text:list-item>
                <text:p text:style-name="P2">Overview of scrum-agile approach</text:p>
              </text:list-item>
            </text:list>
            <text:list text:style-name="L3">
              <text:list-item>
                <text:list>
                  <text:list-item>
                    <text:p text:style-name="P3">Agile Development: Agile is an iterative and incremental approach to software development that emphasizes collaboration, flexibility, and customer satisfaction.</text:p>
                  </text:list-item>
                  <text:list-item>
                    <text:p text:style-name="P3">Scrum Framework: Scrum is a popular Agile framework that provides a structured approach to project management. It includes roles (Product Owner, Scrum Master, Development Team), events (Sprint Planning, Daily Standups, Sprint Review), and artifacts (Product Backlog, Sprint Backlog).</text:p>
                  </text:list-item>
                </text:list>
              </text:list-item>
              <text:list-item>
                <text:p text:style-name="P3">Waterfall development is a sequential and rigid software development approach where each phase is completed before moving to the next, while Agile development is an iterative and flexible approach that emphasizes collaboration, adaptability, and delivering working software in short cycles.</text:p>
                <text:list>
                  <text:list-header>
                    <text:p text:style-name="P3"/>
                  </text:list-header>
                </text:list>
              </text:list-item>
            </text:list>
            <text:p text:style-name="P1"/>
          </draw:text-box>
        </draw:frame>
        <presentation:notes draw:style-name="dp1">
          <draw:page-thumbnail draw:style-name="gr2"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2" draw:master-page-name="Blueprint_20_Plans" presentation:presentation-page-layout-name="AL2T18">
        <draw:frame presentation:style-name="pr2" draw:text-style-name="P6" draw:layer="layout" svg:width="12.297cm" svg:height="3.649cm" svg:x="0cm" svg:y="0.796cm" presentation:class="outline" presentation:user-transformed="true">
          <draw:text-box>
            <text:list text:style-name="L4">
              <text:list-item>
                <text:p text:style-name="P6">Pro: Iterative Development - The iterative nature of Agile development allows for frequent feedback and early detection of issues, resulting in faster delivery of valuable software increments and increased customer satisfaction.</text:p>
              </text:list-item>
            </text:list>
          </draw:text-box>
        </draw:frame>
        <draw:frame presentation:style-name="pr2" draw:text-style-name="P6" draw:layer="layout" svg:width="12.297cm" svg:height="3.649cm" svg:x="16.51cm" svg:y="0.635cm" presentation:class="outline" presentation:user-transformed="true">
          <draw:text-box>
            <text:list text:style-name="L4">
              <text:list-item>
                <text:p text:style-name="P6"><text:span text:style-name="T1">Con: Scalability Challenges - Scaling Agile </text:span><text:span text:style-name="T1">practices to larger projects or organizations can </text:span><text:span text:style-name="T1">be challenging. Coordinating multiple Agile teams, </text:span><text:span text:style-name="T1">aligning priorities, and maintaining consistency </text:span><text:span text:style-name="T1">across teams can become complex and require </text:span><text:span text:style-name="T1">additional management effort.</text:span></text:p>
              </text:list-item>
            </text:list>
          </draw:text-box>
        </draw:frame>
        <draw:frame presentation:style-name="pr2" draw:text-style-name="P6" draw:layer="layout" svg:width="12.297cm" svg:height="3.649cm" svg:x="0.635cm" svg:y="11.43cm" presentation:class="outline" presentation:user-transformed="true">
          <draw:text-box>
            <text:list text:style-name="L4">
              <text:list-item>
                <text:p text:style-name="P6"><text:span text:style-name="T1">Pro: Collaboration and Transparency - Agile </text:span><text:span text:style-name="T1">promotes close collaboration among team </text:span><text:span text:style-name="T1">members and stakeholders, fostering a </text:span><text:span text:style-name="T1">transparent and open work environment. This </text:span><text:span text:style-name="T1">facilitates effective communication, shared </text:span><text:span text:style-name="T1">understanding, and collective ownership of the </text:span><text:span text:style-name="T1">project.</text:span></text:p>
              </text:list-item>
            </text:list>
          </draw:text-box>
        </draw:frame>
        <draw:frame presentation:style-name="pr2" draw:layer="layout" svg:width="12.297cm" svg:height="3.649cm" svg:x="15.643cm" svg:y="12.065cm" presentation:class="outline" presentation:user-transformed="true">
          <draw:text-box>
            <text:list text:style-name="L4">
              <text:list-item>
                <text:p><text:span text:style-name="T1">Con: Lack of Predictability - Agile's adaptive </text:span><text:span text:style-name="T1">nature can make it difficult to accurately predict </text:span><text:span text:style-name="T1">project timelines and outcomes, especially when </text:span><text:span text:style-name="T1">dealing with evolving requirements or changing </text:span><text:span text:style-name="T1">priorities. This can pose challenges in terms of </text:span><text:span text:style-name="T1">project planning and meeting strict deadlines</text:span>.</text:p>
              </text:list-item>
            </text:list>
          </draw:text-box>
        </draw:frame>
        <presentation:notes draw:style-name="dp1">
          <draw:page-thumbnail draw:style-name="gr2"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Blueprint_20_Plans">
        <draw:frame draw:style-name="gr1" draw:text-style-name="P9" draw:layer="layout" svg:width="5.715cm" svg:height="5.228cm" svg:x="8.255cm" svg:y="8.255cm">
          <draw:text-box>
            <text:p text:style-name="P8">Product Owner:</text:p>
            <text:p text:style-name="P8"><text:s text:c="2"/>- Responsible for product vision and prioritization</text:p>
            <text:p text:style-name="P8"><text:s text:c="2"/>- Ensures value delivery to stakeholders</text:p>
          </draw:text-box>
        </draw:frame>
        <draw:frame draw:style-name="gr1" draw:text-style-name="P9" draw:layer="layout" svg:width="6.35cm" svg:height="5.228cm" svg:x="1.27cm" svg:y="4.445cm">
          <draw:text-box>
            <text:p text:style-name="P8"><text:span text:style-name="T1">Scrum Master:</text:span></text:p>
            <text:p text:style-name="P8"><text:span text:style-name="T1"><text:s text:c="2"/></text:span><text:span text:style-name="T1">- Facilitates the </text:span><text:span text:style-name="T1">Scrum process</text:span></text:p>
            <text:p text:style-name="P8"><text:span text:style-name="T1"><text:s text:c="2"/></text:span><text:span text:style-name="T1">- Removes </text:span><text:span text:style-name="T1">impediments and </text:span><text:span text:style-name="T1">ensures team </text:span><text:span text:style-name="T1">productivity</text:span></text:p>
          </draw:text-box>
        </draw:frame>
        <draw:frame draw:style-name="gr1" draw:text-style-name="P9" draw:layer="layout" svg:width="8.89cm" svg:height="4.517cm" svg:x="17.78cm" svg:y="3.175cm">
          <draw:text-box>
            <text:p text:style-name="P8"><text:span text:style-name="T1">Development Team:</text:span></text:p>
            <text:p text:style-name="P8"><text:span text:style-name="T1"><text:s text:c="2"/></text:span><text:span text:style-name="T1">- Self-organizing </text:span><text:span text:style-name="T1">and cross-functional</text:span></text:p>
            <text:p text:style-name="P8"><text:span text:style-name="T1"><text:s text:c="2"/></text:span><text:span text:style-name="T1">- Collaboratively </text:span><text:span text:style-name="T1">delivers increments </text:span><text:span text:style-name="T1">of product </text:span><text:span text:style-name="T1">functionality</text:span></text:p>
          </draw:text-box>
        </draw:frame>
        <presentation:notes draw:style-name="dp4">
          <draw:page-thumbnail draw:style-name="gr2" draw:layer="layout" svg:width="19.798cm" svg:height="11.136cm" svg:x="0.6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2" draw:master-page-name="Blueprint_20_Plans">
        <draw:frame draw:style-name="gr1" draw:text-style-name="P9" draw:layer="layout" svg:width="7.62cm" svg:height="3.806cm" svg:x="-0.635cm" svg:y="11.43cm">
          <draw:text-box>
            <text:p text:style-name="P8"><text:span text:style-name="T1"><text:s/></text:span><text:span text:style-name="T1">Envisioning:</text:span></text:p>
            <text:p text:style-name="P8"><text:span text:style-name="T1"><text:s text:c="2"/></text:span><text:span text:style-name="T1">Defining project </text:span><text:span text:style-name="T1">goals and product </text:span><text:span text:style-name="T1">vision</text:span></text:p>
            <text:p text:style-name="P8"><text:span text:style-name="T1"><text:s text:c="2"/></text:span><text:span text:style-name="T1">Establishing high-</text:span><text:span text:style-name="T1">level requirements</text:span></text:p>
          </draw:text-box>
        </draw:frame>
        <draw:frame draw:style-name="gr1" draw:text-style-name="P9" draw:layer="layout" svg:width="6.35cm" svg:height="3.806cm" svg:x="21.59cm" svg:y="10.795cm">
          <draw:text-box>
            <text:p text:style-name="P8"><text:span text:style-name="T1">Planning:</text:span></text:p>
            <text:p text:style-name="P8"><text:span text:style-name="T1">Detailed release and </text:span><text:span text:style-name="T1">iteration planning</text:span></text:p>
            <text:p text:style-name="P8"><text:span text:style-name="T1">Creating a prioritized </text:span><text:span text:style-name="T1">product backlog</text:span></text:p>
          </draw:text-box>
        </draw:frame>
        <draw:frame draw:style-name="gr3" draw:text-style-name="P9" draw:layer="layout" svg:width="6.35cm" svg:height="5.939cm" svg:x="20.955cm" svg:y="2.54cm">
          <draw:text-box>
            <text:p text:style-name="P8"><text:span text:style-name="T1">Development:</text:span></text:p>
            <text:p text:style-name="P8"><text:span text:style-name="T1">Iteratively </text:span><text:span text:style-name="T1">developing product </text:span><text:span text:style-name="T1">increments</text:span></text:p>
            <text:p text:style-name="P8"><text:span text:style-name="T1">Conducting daily </text:span><text:span text:style-name="T1">Scrum meetings</text:span></text:p>
          </draw:text-box>
        </draw:frame>
        <draw:frame draw:style-name="gr1" draw:text-style-name="P9" draw:layer="layout" svg:width="6.985cm" svg:height="3.806cm" svg:x="1.27cm" svg:y="1.905cm">
          <draw:text-box>
            <text:p text:style-name="P8"><text:span text:style-name="T1">Release:</text:span></text:p>
            <text:p text:style-name="P8"><text:span text:style-name="T1"><text:s/></text:span><text:span text:style-name="T1">Integrating and </text:span><text:span text:style-name="T1">testing product </text:span><text:span text:style-name="T1">increments</text:span></text:p>
            <text:p text:style-name="P8"><text:span text:style-name="T1">Delivering potentially </text:span><text:span text:style-name="T1">shippable </text:span><text:span text:style-name="T1">increments</text:span></text:p>
          </draw:text-box>
        </draw:frame>
        <presentation:notes draw:style-name="dp4">
          <draw:page-thumbnail draw:style-name="gr2" draw:layer="layout" svg:width="19.798cm" svg:height="11.136cm" svg:x="0.6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5" draw:master-page-name="Blueprint_20_Plans">
        <presentation:notes draw:style-name="dp4">
          <draw:page-thumbnail draw:style-name="gr2" draw:layer="layout" svg:width="19.798cm" svg:height="11.136cm" svg:x="0.6cm" svg:y="2.257cm" draw:page-number="5" presentation:class="page"/>
          <draw:frame presentation:style-name="pr1" draw:text-style-name="P10" draw:layer="layout" svg:width="16.799cm" svg:height="13.364cm" svg:x="2.1cm" svg:y="14.107cm" presentation:class="notes" presentation:placeholder="true">
            <draw:text-box/>
          </draw:frame>
        </presentation:notes>
      </draw:page>
      <draw:page draw:name="page6" draw:style-name="dp6" draw:master-page-name="Blueprint_20_Plans">
        <draw:frame draw:style-name="gr1" draw:text-style-name="P9" draw:layer="layout" svg:width="6.985cm" svg:height="5.228cm" svg:x="0.635cm" svg:y="4.445cm">
          <draw:text-box>
            <text:p text:style-name="P8"><text:span text:style-name="T1">Project Complexity:</text:span></text:p>
            <text:p text:style-name="P8"><text:span text:style-name="T1">Agile: Suitable for </text:span><text:span text:style-name="T1">complex and </text:span><text:span text:style-name="T1">evolving projects</text:span></text:p>
            <text:p text:style-name="P8"><text:span text:style-name="T1">Waterfall: Suitable </text:span><text:span text:style-name="T1">for straightforward </text:span><text:span text:style-name="T1">and stable projects</text:span></text:p>
          </draw:text-box>
        </draw:frame>
        <draw:frame draw:style-name="gr1" draw:text-style-name="P9" draw:layer="layout" svg:width="6.35cm" svg:height="7.361cm" svg:x="12.065cm" svg:y="4.445cm">
          <draw:text-box>
            <text:p text:style-name="P8"><text:span text:style-name="T1">Customer </text:span><text:span text:style-name="T1">Collaboration:</text:span></text:p>
            <text:p text:style-name="P8"><text:span text:style-name="T1">Agile: Emphasizes </text:span><text:span text:style-name="T1">active involvement </text:span><text:span text:style-name="T1">and continuous </text:span><text:span text:style-name="T1">feedback</text:span></text:p>
            <text:p text:style-name="P8"><text:span text:style-name="T1">Waterfall: Less </text:span><text:span text:style-name="T1">customer </text:span><text:span text:style-name="T1">involvement during </text:span><text:span text:style-name="T1">development</text:span></text:p>
          </draw:text-box>
        </draw:frame>
        <draw:frame draw:style-name="gr1" draw:text-style-name="P9" draw:layer="layout" svg:width="5.08cm" svg:height="8.072cm" svg:x="22.86cm" svg:y="4.445cm">
          <draw:text-box>
            <text:p text:style-name="P8"><text:span text:style-name="T1">Predictability and </text:span><text:span text:style-name="T1">Control:</text:span></text:p>
            <text:p text:style-name="P8"><text:span text:style-name="T1">Agile: Provides </text:span><text:span text:style-name="T1">flexibility but may </text:span><text:span text:style-name="T1">require more </text:span><text:span text:style-name="T1">frequent monitoring</text:span></text:p>
            <text:p text:style-name="P8"><text:span text:style-name="T1">Waterfall: Offers a </text:span><text:span text:style-name="T1">structured and </text:span><text:span text:style-name="T1">controlled </text:span><text:span text:style-name="T1">environment</text:span></text:p>
          </draw:text-box>
        </draw:frame>
        <presentation:notes draw:style-name="dp4">
          <draw:page-thumbnail draw:style-name="gr2" draw:layer="layout" svg:width="19.798cm" svg:height="11.136cm" svg:x="0.6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7" draw:master-page-name="Blueprint_20_Plans">
        <presentation:notes draw:style-name="dp4">
          <draw:page-thumbnail draw:style-name="gr2" draw:layer="layout" svg:width="19.798cm" svg:height="11.136cm" svg:x="0.6cm" svg:y="2.257cm" draw:page-number="7" presentation:class="page"/>
          <draw:frame presentation:style-name="pr1" draw:text-style-name="P10" draw:layer="layout" svg:width="16.799cm" svg:height="13.364cm" svg:x="2.1cm" svg:y="14.107cm" presentation:class="notes" presentation:placeholder="true">
            <draw:text-box/>
          </draw:frame>
        </presentation:notes>
      </draw:page>
      <draw:page draw:name="page8" draw:style-name="dp1" draw:master-page-name="Blueprint_20_Plans">
        <draw:frame draw:style-name="gr1" draw:text-style-name="P12" draw:layer="layout" svg:width="20.955cm" svg:height="15.299cm" svg:x="3.81cm" svg:y="0cm">
          <draw:text-box>
            <text:p text:style-name="P11"><text:span text:style-name="T2">Last, First. (2023) </text:span><text:span text:style-name="T2">agile_versus_waterfall-</text:span><text:span text:style-name="T2">min.png (PNG Image, </text:span><text:span text:style-name="T2">686 × 423 pixels). </text:span><text:span text:style-name="T2">Retrieved June 18, 2023, </text:span><text:span text:style-name="T2">from </text:span><text:span text:style-name="T2"><text:a xlink:href="https://abstracta.us/wp-content/uploads/2019/08/agile_versus_waterfall-min.png" xlink:type="simple">https://abstracta.us/wp-content/uploads/2019/08/agile_versus_waterfall-min.png</text:a></text:span></text:p>
            <text:p text:style-name="P11"><text:span text:style-name="T2"/></text:p>
            <text:p text:style-name="P11"><text:span text:style-name="T2">Last, First. (2023) Agile-</text:span><text:span text:style-name="T2">vs-Waterfall-review.jpg </text:span><text:span text:style-name="T2">(JPEG Image, </text:span><text:span text:style-name="T2">3000 × 1800 pixels). </text:span><text:span text:style-name="T2">Retrieved June 18, 2023, </text:span><text:span text:style-name="T2">from </text:span><text:span text:style-name="T2"><text:a xlink:href="https://hygger.io/wp-content/uploads/2019/08/Agile-vs-Waterfall-review.jpg" xlink:type="simple">https://hygger.io/wp-content/uploads/2019/08/Agile-vs-Waterfall-review.jpg</text:a></text:span></text:p>
            <text:p text:style-name="P11"><text:span text:style-name="T2"/></text:p>
            <text:p text:style-name="P11"><text:span text:style-name="T2">Last, First. (2023) Agile-</text:span><text:span text:style-name="T2">vs-Waterfall-comparison-</text:span><text:span text:style-name="T2">table.jpg (JPEG Image, </text:span><text:span text:style-name="T2">1024 × 576 pixels). </text:span><text:span text:style-name="T2">Retrieved June 18, 2023, </text:span><text:span text:style-name="T2">from </text:span><text:span text:style-name="T2"><text:a xlink:href="https://jumpgrowth.com/wp-content/uploads/2020/10/Agile-vs-Waterfall-comparison-table.jpg" xlink:type="simple">https://jumpgrowth.com/wp-content/uploads/2020/10/Agile-vs-Waterfall-comparison-table.jpg</text:a></text:span></text:p>
            <text:p text:style-name="P11"><text:span text:style-name="T2"/></text:p>
            <text:p text:style-name="P11"><text:span text:style-name="T2">Last, First. (2023) </text:span><text:span text:style-name="T2">925d76d668dc5bf47d44a</text:span><text:span text:style-name="T2">8fc0907f30d1d9c8b1f.pn</text:span><text:span text:style-name="T2">g (PNG Image, </text:span><text:span text:style-name="T2">1024 × 505 pixels). </text:span><text:span text:style-name="T2">Retrieved June 18, 2023, </text:span><text:span text:style-name="T2">from </text:span><text:span text:style-name="T2">https://d32myzxfxyl12w.cl</text:span><text:span text:style-name="T2">oudfront.net/assets/imag</text:span><text:span text:style-name="T2">es/article_images/</text:span><text:span text:style-name="T2">925d76d668dc5bf47d44a</text:span><text:span text:style-name="T2">8fc0907f30d1d9c8b1f.pn</text:span><text:span text:style-name="T2">g?1557486197</text:span></text:p>
            <text:p text:style-name="P11"><text:span text:style-name="T2"/></text:p>
            <text:p text:style-name="P11"><text:span text:style-name="T2"/></text:p>
            <text:p text:style-name="P11"><text:span text:style-name="T2">Last, First. (2023) </text:span><text:span text:style-name="T2">da041607cc793ff1529f10</text:span><text:span text:style-name="T2">12dbeccffa.png (PNG </text:span><text:span text:style-name="T2">Image, 424 × 319 pixels). </text:span><text:span text:style-name="T2">Retrieved June 18, 2023, </text:span><text:span text:style-name="T2">from </text:span><text:span text:style-name="T2"><text:a xlink:href="https://i.pinimg.com/originals/da/04/16/da041607cc793ff1529f1012dbeccffa.png" xlink:type="simple">https://i.pinimg.com/originals/da/04/16/da041607cc793ff1529f1012dbeccffa.png</text:a></text:span></text:p>
            <text:p text:style-name="P11"><text:span text:style-name="T2"/></text:p>
            <text:p text:style-name="P11"><text:span text:style-name="T2">Last, First. (2023) scrum-</text:span><text:span text:style-name="T2">team.png (PNG Image, </text:span><text:span text:style-name="T2">1075 × 860 pixels). </text:span><text:span text:style-name="T2">Retrieved June 18, 2023, </text:span><text:span text:style-name="T2">from </text:span><text:span text:style-name="T2">https://www.tutorialscamp</text:span><text:span text:style-name="T2">us.com/agile/img/scrum-</text:span><text:span text:style-name="T2">team.png</text:span></text:p>
          </draw:text-box>
        </draw:frame>
        <draw:frame draw:style-name="gr4" draw:text-style-name="P13" draw:layer="layout" svg:width="0.502cm" svg:height="1.673cm" svg:x="26.51cm" svg:y="2.54cm">
          <draw:text-box>
            <text:p/>
            <text:p/>
          </draw:text-box>
        </draw:frame>
        <presentation:notes draw:style-name="dp4">
          <draw:page-thumbnail draw:style-name="gr2" draw:layer="layout" svg:width="19.798cm" svg:height="11.136cm" svg:x="0.6cm" svg:y="2.257cm" draw:page-number="8"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1000004330000035C9A47CBEDB56A5F01.png" xlink:type="simple" xlink:show="embed" xlink:actuate="onLoad"/>
    <draw:fill-image draw:name="Bitmap_20_2" draw:display-name="Bitmap 2" xlink:href="Pictures/100000000000040000000240DE2356EFAA806677.jpg" xlink:type="simple" xlink:show="embed" xlink:actuate="onLoad"/>
    <draw:fill-image draw:name="Bitmap_20_3" draw:display-name="Bitmap 3" xlink:href="Pictures/10000000000002AE000001A758953108F7F06DAD.png" xlink:type="simple" xlink:show="embed" xlink:actuate="onLoad"/>
    <draw:fill-image draw:name="Bitmap_20_4" draw:display-name="Bitmap 4" xlink:href="Pictures/10000001000003900000029582E3D6C4DE4963BE.png" xlink:type="simple" xlink:show="embed" xlink:actuate="onLoad"/>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fill-image draw:name="background" xlink:href="Pictures/1000000100000400000001F9D432603FAF58698A.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Normal" style:family="graphic">
      <style:paragraph-properties style:text-autospace="none" style:writing-mode="lr-tb"/>
      <style:text-properties style:use-window-font-color="true" loext:opacity="0%" fo:font-size="12pt" fo:language="en" fo:country="US" style:letter-kerning="true" style:font-name-asian="F" style:font-family-generic-asian="roman" style:font-size-asian="12pt" style:language-asian="zh" style:country-asian="CN" style:font-name-complex="Lohit Devanagari1" style:font-family-complex="'Lohit Devanagari'" style:font-pitch-complex="variable" style:font-size-complex="12pt" style:language-complex="hi" style:country-complex="IN"/>
    </style:style>
    <style:style style:name="Index" style:family="graphic">
      <style:paragraph-properties style:text-autospace="none"/>
      <style:text-properties style:font-name-complex="Lohit Devanagari"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 style:font-family-asian="'Noto Sans CJK SC'" style:font-pitch-asian="variable" style:font-name-complex="Liberation Sans1" style:font-family-complex="'Liberation Sans', Arial" style:font-family-generic-complex="swiss" style:font-pitch-complex="variable" style:font-size-complex="14pt"/>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text-properties fo:font-size="15pt"/>
    </style:style>
    <style:style style:name="Blueprint_20_Plans-outline6" style:display-name="Blueprint Plans-outline6" style:family="presentation" style:parent-style-name="Blueprint_20_Plans-outline5">
      <style:paragraph-properties fo:margin-left="0cm" fo:margin-right="0cm" fo:margin-top="0.1cm" fo:margin-bottom="0cm" fo:text-indent="0cm"/>
      <style:text-properties fo:font-size="15pt"/>
    </style:style>
    <style:style style:name="Blueprint_20_Plans-outline7" style:display-name="Blueprint Plans-outline7" style:family="presentation" style:parent-style-name="Blueprint_20_Plans-outline6">
      <style:paragraph-properties fo:margin-left="0cm" fo:margin-right="0cm" fo:margin-top="0.1cm" fo:margin-bottom="0cm" fo:text-indent="0cm"/>
      <style:text-properties fo:font-size="15pt"/>
    </style:style>
    <style:style style:name="Blueprint_20_Plans-outline8" style:display-name="Blueprint Plans-outline8" style:family="presentation" style:parent-style-name="Blueprint_20_Plans-outline7">
      <style:paragraph-properties fo:margin-left="0cm" fo:margin-right="0cm" fo:margin-top="0.1cm" fo:margin-bottom="0cm" fo:text-indent="0cm"/>
      <style:text-properties fo:font-size="15pt"/>
    </style:style>
    <style:style style:name="Blueprint_20_Plans-outline9" style:display-name="Blueprint Plans-outline9" style:family="presentation" style:parent-style-name="Blueprint_20_Plans-outline8">
      <style:paragraph-properties fo:margin-left="0cm" fo:margin-right="0cm" fo:margin-top="0.1cm" fo:margin-bottom="0cm" fo:text-indent="0cm"/>
      <style:text-properties fo:font-size="15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text-properties fo:font-size="15pt"/>
    </style:style>
    <style:style style:name="Standard-outline6" style:family="presentation" style:parent-style-name="Standard-outline5">
      <style:paragraph-properties fo:margin-left="0cm" fo:margin-right="0cm" fo:margin-top="0.075cm" fo:margin-bottom="0cm" fo:text-indent="0cm"/>
      <style:text-properties fo:font-size="15pt"/>
    </style:style>
    <style:style style:name="Standard-outline7" style:family="presentation" style:parent-style-name="Standard-outline6">
      <style:paragraph-properties fo:margin-left="0cm" fo:margin-right="0cm" fo:margin-top="0.075cm" fo:margin-bottom="0cm" fo:text-indent="0cm"/>
      <style:text-properties fo:font-size="15pt"/>
    </style:style>
    <style:style style:name="Standard-outline8" style:family="presentation" style:parent-style-name="Standard-outline7">
      <style:paragraph-properties fo:margin-left="0cm" fo:margin-right="0cm" fo:margin-top="0.075cm" fo:margin-bottom="0cm" fo:text-indent="0cm"/>
      <style:text-properties fo:font-size="15pt"/>
    </style:style>
    <style:style style:name="Standard-outline9" style:family="presentation" style:parent-style-name="Standard-outline8">
      <style:paragraph-properties fo:margin-left="0cm" fo:margin-right="0cm" fo:margin-top="0.075cm" fo:margin-bottom="0cm" fo:text-indent="0cm"/>
      <style:text-properties fo:font-size="15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text-properties fo:font-size="15pt"/>
    </style:style>
    <style:style style:name="Blueprint_20_Plans-4_3a_3-outline6" style:display-name="Blueprint Plans-4:3-outline6" style:family="presentation" style:parent-style-name="Blueprint_20_Plans-4_3a_3-outline5">
      <style:paragraph-properties fo:margin-left="0cm" fo:margin-right="0cm" fo:margin-top="0.1cm" fo:margin-bottom="0cm" fo:text-indent="0cm"/>
      <style:text-properties fo:font-size="15pt"/>
    </style:style>
    <style:style style:name="Blueprint_20_Plans-4_3a_3-outline7" style:display-name="Blueprint Plans-4:3-outline7" style:family="presentation" style:parent-style-name="Blueprint_20_Plans-4_3a_3-outline6">
      <style:paragraph-properties fo:margin-left="0cm" fo:margin-right="0cm" fo:margin-top="0.1cm" fo:margin-bottom="0cm" fo:text-indent="0cm"/>
      <style:text-properties fo:font-size="15pt"/>
    </style:style>
    <style:style style:name="Blueprint_20_Plans-4_3a_3-outline8" style:display-name="Blueprint Plans-4:3-outline8" style:family="presentation" style:parent-style-name="Blueprint_20_Plans-4_3a_3-outline7">
      <style:paragraph-properties fo:margin-left="0cm" fo:margin-right="0cm" fo:margin-top="0.1cm" fo:margin-bottom="0cm" fo:text-indent="0cm"/>
      <style:text-properties fo:font-size="15pt"/>
    </style:style>
    <style:style style:name="Blueprint_20_Plans-4_3a_3-outline9" style:display-name="Blueprint Plans-4:3-outline9" style:family="presentation" style:parent-style-name="Blueprint_20_Plans-4_3a_3-outline8">
      <style:paragraph-properties fo:margin-left="0cm" fo:margin-right="0cm" fo:margin-top="0.1cm" fo:margin-bottom="0cm" fo:text-indent="0cm"/>
      <style:text-properties fo:font-size="15pt"/>
    </style:style>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text-properties fo:font-size="15pt"/>
    </style:style>
    <style:style style:name="Standard-43-outline6" style:family="presentation" style:parent-style-name="Standard-43-outline5">
      <style:paragraph-properties fo:margin-left="0cm" fo:margin-right="0cm" fo:margin-top="0.075cm" fo:margin-bottom="0cm" fo:text-indent="0cm"/>
      <style:text-properties fo:font-size="15pt"/>
    </style:style>
    <style:style style:name="Standard-43-outline7" style:family="presentation" style:parent-style-name="Standard-43-outline6">
      <style:paragraph-properties fo:margin-left="0cm" fo:margin-right="0cm" fo:margin-top="0.075cm" fo:margin-bottom="0cm" fo:text-indent="0cm"/>
      <style:text-properties fo:font-size="15pt"/>
    </style:style>
    <style:style style:name="Standard-43-outline8" style:family="presentation" style:parent-style-name="Standard-43-outline7">
      <style:paragraph-properties fo:margin-left="0cm" fo:margin-right="0cm" fo:margin-top="0.075cm" fo:margin-bottom="0cm" fo:text-indent="0cm"/>
      <style:text-properties fo:font-size="15pt"/>
    </style:style>
    <style:style style:name="Standard-43-outline9" style:family="presentation" style:parent-style-name="Standard-43-outline8">
      <style:paragraph-properties fo:margin-left="0cm" fo:margin-right="0cm" fo:margin-top="0.075cm" fo:margin-bottom="0cm" fo:text-indent="0cm"/>
      <style:text-properties fo:font-size="15pt"/>
    </style:style>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18T13:34:56.128818981</meta:creation-date>
    <meta:editing-duration>PT44M58S</meta:editing-duration>
    <meta:editing-cycles>11</meta:editing-cycles>
    <meta:generator>LibreOffice/7.3.7.2$Linux_X86_64 LibreOffice_project/30$Build-2</meta:generator>
    <dc:title>Blueprint Plans</dc:title>
    <dc:date>2023-06-18T16:21:49.875904466</dc:date>
    <meta:document-statistic meta:object-count="87"/>
  </office:meta>
</office:document-meta>
</file>